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Charter" fo:font-size="24pt" style:text-underline-style="solid" style:text-underline-width="auto" style:text-underline-color="font-color" fo:font-weight="bold" officeooo:rsid="001d2a87" officeooo:paragraph-rsid="001d2a87"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Bitstream Charter" fo:font-size="18pt" fo:font-weight="normal" officeooo:rsid="001d2a87" officeooo:paragraph-rsid="001d2a87"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style:font-name="Bitstream Charter" fo:font-size="18pt" style:text-underline-style="solid" style:text-underline-width="auto" style:text-underline-color="font-color" fo:font-weight="bold" officeooo:rsid="001d2a87" officeooo:paragraph-rsid="001d2a87" style:font-size-asian="15.75pt" style:font-weight-asian="bold" style:font-size-complex="18pt" style:font-weight-complex="bold"/>
    </style:style>
    <style:style style:name="P4" style:family="paragraph" style:parent-style-name="Standard">
      <style:paragraph-properties fo:text-align="start" style:justify-single-word="false"/>
      <style:text-properties style:font-name="Bitstream Charter" fo:font-size="16pt" fo:font-weight="normal" officeooo:rsid="001d2a87" officeooo:paragraph-rsid="001d2a87" style:font-size-asian="16pt" style:font-weight-asian="normal" style:font-size-complex="16pt" style:font-weight-complex="normal"/>
    </style:style>
    <style:style style:name="P5" style:family="paragraph" style:parent-style-name="Standard">
      <style:paragraph-properties fo:text-align="start" style:justify-single-word="false"/>
      <style:text-properties style:font-name="Bitstream Charter" fo:font-size="14pt" fo:font-weight="normal" officeooo:rsid="001d2a87" officeooo:paragraph-rsid="001d2a87"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Bitstream Charter" fo:font-size="14pt" style:text-underline-style="none" fo:font-weight="normal" officeooo:rsid="001d2a87" officeooo:paragraph-rsid="001d2a87"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Bitstream Charter" fo:font-size="14pt" fo:font-weight="normal" officeooo:rsid="0024b15b" officeooo:paragraph-rsid="0024b15b"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Bitstream Charter" fo:font-size="14pt" style:text-underline-style="none" fo:font-weight="normal" officeooo:rsid="0024b15b" officeooo:paragraph-rsid="0024b15b"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Bitstream Charter" fo:font-size="14pt" style:text-underline-style="none" fo:font-weight="normal" officeooo:rsid="0025b1ac" officeooo:paragraph-rsid="0025b1ac"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Bitstream Charter" fo:font-size="14pt" style:text-underline-style="none" fo:font-weight="bold" officeooo:rsid="0024b15b" officeooo:paragraph-rsid="0024b15b"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Bitstream Charter" fo:font-size="14pt" style:text-underline-style="none" fo:font-weight="bold" officeooo:rsid="0025b1ac" officeooo:paragraph-rsid="0025b1ac"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Bitstream Charter" fo:font-size="18pt" style:text-underline-style="solid" style:text-underline-width="auto" style:text-underline-color="font-color" fo:font-weight="bold" officeooo:rsid="001d2a87" officeooo:paragraph-rsid="0024b15b" style:font-size-asian="15.75pt" style:font-weight-asian="bold" style:font-size-complex="18pt" style:font-weight-complex="bold"/>
    </style:style>
    <style:style style:name="P13" style:family="paragraph" style:parent-style-name="Standard">
      <style:paragraph-properties fo:text-align="start" style:justify-single-word="false"/>
      <style:text-properties style:font-name="Bitstream Charter" fo:font-size="18pt" style:text-underline-style="solid" style:text-underline-width="auto" style:text-underline-color="font-color" fo:font-weight="bold" officeooo:rsid="0024b15b" officeooo:paragraph-rsid="0024b15b" style:font-size-asian="15.75pt" style:font-weight-asian="bold" style:font-size-complex="18pt" style:font-weight-complex="bold"/>
    </style:style>
    <style:style style:name="P14" style:family="paragraph" style:parent-style-name="Standard">
      <style:paragraph-properties fo:text-align="start" style:justify-single-word="false"/>
      <style:text-properties style:font-name="Bitstream Charter" fo:font-size="18pt" style:text-underline-style="solid" style:text-underline-width="auto" style:text-underline-color="font-color" fo:font-weight="bold" officeooo:rsid="0024b15b" officeooo:paragraph-rsid="0025b1ac" style:font-size-asian="15.75pt" style:font-weight-asian="bold" style:font-size-complex="18pt" style:font-weight-complex="bold"/>
    </style:style>
    <style:style style:name="P15" style:family="paragraph" style:parent-style-name="Standard">
      <style:paragraph-properties fo:text-align="start" style:justify-single-word="false" fo:padding="0.074cm" fo:border-left="none" fo:border-right="none" fo:border-top="none" fo:border-bottom="0.06pt solid #000000" style:join-border="false"/>
      <style:text-properties style:font-name="Bitstream Charter" fo:font-size="14pt" style:text-underline-style="none" fo:font-weight="normal" officeooo:rsid="0024b15b" officeooo:paragraph-rsid="0024b15b" style:font-size-asian="14pt" style:font-weight-asian="normal" style:font-size-complex="14pt" style:font-weight-complex="normal"/>
    </style:style>
    <style:style style:name="P16" style:family="paragraph" style:parent-style-name="Standard">
      <style:paragraph-properties fo:text-align="start" style:justify-single-word="false" fo:padding="0.074cm" fo:border-left="none" fo:border-right="none" fo:border-top="none" fo:border-bottom="0.06pt solid #000000" style:join-border="false"/>
      <style:text-properties style:font-name="Bitstream Charter" fo:font-size="14pt" style:text-underline-style="none" fo:font-weight="normal" officeooo:rsid="0025b1ac" officeooo:paragraph-rsid="0025b1ac" style:font-size-asian="14pt" style:font-weight-asian="normal" style:font-size-complex="14pt" style:font-weight-complex="normal"/>
    </style:style>
    <style:style style:name="T1" style:family="text">
      <style:text-properties officeooo:rsid="001f0093"/>
    </style:style>
    <style:style style:name="T2" style:family="text">
      <style:text-properties fo:font-weight="bold" style:font-weight-asian="bold" style:font-weight-complex="bold"/>
    </style:style>
    <style:style style:name="T3" style:family="text">
      <style:text-properties officeooo:rsid="0024b15b"/>
    </style:style>
    <style:style style:name="T4" style:family="text">
      <style:text-properties officeooo:rsid="0025b1ac"/>
    </style:style>
    <style:style style:name="T5" style:family="text">
      <style:text-properties officeooo:rsid="00268fc9"/>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text:span text:style-name="T1">heme</text:span> Specifications</text:p>
      <text:p text:style-name="P2"/>
      <text:p text:style-name="P2">(overview by Akshay Kumar)</text:p>
      <text:p text:style-name="P2"/>
      <text:p text:style-name="P3">HISTORY</text:p>
      <text:p text:style-name="P4"/>
      <text:p text:style-name="P5"><text:bookmark text:name="history"/>Scheme started as an experiment in programming language design by challenging some fundamental design assumptions. It emerged from MIT in the mid-1970's. It is a dialect of the Lisp Programming Language invented by Guy Lewis Steele Jr. and Gerald Jay Sussman. Originally called Schemer, it was shortened to Scheme because of a 6 character limitation on file names. Scheme is a small, exceptionally clean language which is fun to use. The language was designed to have very few, regular constucts which compose well to support a variety of programming styles including functional, object-oriented, and imperative. </text:p>
      <text:p text:style-name="P5"/>
      <text:p text:style-name="P3">SIGNIFICANT LANGUAGE FEATURES</text:p>
      <text:p text:style-name="P3"/>
      <text:p text:style-name="P6"><text:bookmark text:name="sigfeat"/>Scheme has <text:span text:style-name="T2">lexical scoping, uniform evaluation rules, and uniform treatment of data types</text:span>. Scheme<text:span text:style-name="T2"> does not have the concept of a pointer, uninitialized variables, specialized looping constucts, or explicit storage management</text:span>. In Scheme, all data types are equal. What one can do to one data type, one can do to all data types. There are seven kinds of expressions: Constant, Variable reference, Procedure creation, Procedure application, Conditional, Assignment, and Sequence. Scheme also has the usual assortment of data types: Characters, Strings, Arrays, Lists, Numbers, Functions (also called procedures), Boolean, Ports, and Symbols. Numbers are especially interesting in that an integer is a rational and a real is a complex. Scheme requires no looping constructs. Any function which calls itself in the "tail" position is just a loop. Scheme has several important advantages. It is elegantly simple in that regular structure and trivial syntax avoids "special case" confusion. Its expressiveness means that one spends little time trying to work around the language--it lets users concentrate on what they want to say rather than on how to say it. Its support of a variety of styles (including object-oriented) allows users to better match their solution style to the style of the problems to be solved. Its formal underpinnings make reasoning about programs much easier. Its abstractive power makes it easy to separate system specific optimizations from reusable code. Its composability makes it easy to construct systems from well-tested components. </text:p>
      <text:p text:style-name="P6"/>
      <text:p text:style-name="P7"><text:soft-page-break/>Scheme has an abstract syntax where the parse tree is directly written using nested parentheses. The first identifier after a parenthesis in an expression generally denotes the kind of expression. This syntax makes it very easy for a machine to parse and manipulate Scheme code (if not for a human!). There are a number of variations of Scheme; we’re primarily using the PLAI variant in class. </text:p>
      <text:p text:style-name="P7"><text:s/></text:p>
      <text:p text:style-name="P7"><text:tab/>Parentheses in Scheme are the characters ( ) [ ] { }. Each pair is interchangeable; they are varied solely for readability. An expression (also called symbolic expression, s-expression, s- expr, and sexp) is a sequence of literals and identifiers. The expressions that we consider are literals, variables, IF, AND, OR, COND, LET, LETREC, LAMBDA, application. I write the names of expressions in capital letters when referring to them in text (to distinguish them from the same English words). Beware that Scheme is case sensitive and expects them in lowercase when actually typed. </text:p>
      <text:p text:style-name="P7"/>
      <text:p text:style-name="P7">Single-line comments in Scheme begin with a semi-colon.</text:p>
      <text:p text:style-name="P7"/>
      <text:p text:style-name="P12"><text:span text:style-name="T3">LITERALS</text:span></text:p>
      <text:p text:style-name="P12"/>
      <text:p text:style-name="P8">Number literals include those from Java, e.g.,</text:p>
      <text:p text:style-name="P8"/>
      <text:p text:style-name="P8">1</text:p>
      <text:p text:style-name="P8">-32</text:p>
      <text:p text:style-name="P8">46.16</text:p>
      <text:p text:style-name="P8">3e6</text:p>
      <text:p text:style-name="P8"/>
      <text:p text:style-name="P8">The boolean literals are</text:p>
      <text:p text:style-name="P8"/>
      <text:p text:style-name="P8">#t</text:p>
      <text:p text:style-name="P8">#f</text:p>
      <text:p text:style-name="P8"/>
      <text:p text:style-name="P8">although you can also use true and false in some situations (but don't).</text:p>
      <text:p text:style-name="P8">String literals are written in double-quotes, just like Java:</text:p>
      <text:p text:style-name="P8"/>
      <text:p text:style-name="P8">“hello world”</text:p>
      <text:p text:style-name="P8"/>
      <text:p text:style-name="P8">Symbols are a kind of immutable string with few functions that operate on them. Their value will become clear later; for now all that is important is that symbol literals can be created with a single quote (and no following quote).</text:p>
      <text:p text:style-name="P8"/>
      <text:p text:style-name="P8"/>
      <text:p text:style-name="P8"><text:soft-page-break/>’x</text:p>
      <text:p text:style-name="P8">’hello-world</text:p>
      <text:p text:style-name="P8"/>
      <text:p text:style-name="P8">This is actually a shorthand for the quote special form, which looks like: </text:p>
      <text:p text:style-name="P8"/>
      <text:p text:style-name="P8">(quote x)</text:p>
      <text:p text:style-name="P8">(quote hello-world)</text:p>
      <text:p text:style-name="P8"/>
      <text:p text:style-name="P8">A literal linked list can be created by quoting a series of literals surrounded by parentheses,</text:p>
      <text:p text:style-name="P8"/>
      <text:p text:style-name="P8">e.g.,</text:p>
      <text:p text:style-name="P8">’ (1 2 3 4 5)</text:p>
      <text:p text:style-name="P8">(quote 1 2 3 4 5)</text:p>
      <text:p text:style-name="P8">’(1 a 73.2 Williams)</text:p>
      <text:p text:style-name="P8"/>
      <text:p text:style-name="P8">These can also be nested to form trees of lists: </text:p>
      <text:p text:style-name="P8"/>
      <text:p text:style-name="P8">’(1 (2 3) a b (c d + (x)))</text:p>
      <text:p text:style-name="P8"/>
      <text:p text:style-name="P8">The empty list is therefore:</text:p>
      <text:p text:style-name="P8"/>
      <text:p text:style-name="P8">’()</text:p>
      <text:p text:style-name="P8"/>
      <text:p text:style-name="P12"><text:span text:style-name="T3">IDENTIFIERS</text:span></text:p>
      <text:p text:style-name="P8"/>
      <text:p text:style-name="P8">Identifiers (variable names) in Scheme may contain letters, numbers, and <text:s/>ther characters except for period, parentheses, quotation marks, hash (#), and whitespace. They are case- sensitive and may not begin with a number. Some legal identifiers are:</text:p>
      <text:p text:style-name="P8"/>
      <text:p text:style-name="P8">factorial</text:p>
      <text:p text:style-name="P8">a-long-function-name</text:p>
      <text:p text:style-name="P8">sort!</text:p>
      <text:p text:style-name="P8">+</text:p>
      <text:p text:style-name="P8">boolean?</text:p>
      <text:p text:style-name="P8"/>
      <text:p text:style-name="P8">By convention, identifiers are usually lowercase and use minus signs to separate words, identifiers ending in question marks are used for predicate procedures that return a boolean value, and identifiers ending in exclamation marks (which is pronounced “bang”) denote procedures that mutate their arguments.</text:p>
      <text:p text:style-name="P8"/>
      <text:p text:style-name="P13"><text:soft-page-break/>FORMS</text:p>
      <text:p text:style-name="P13"/>
      <text:p text:style-name="P8"><text:span text:style-name="T2">CONDITIONALS</text:span></text:p>
      <text:p text:style-name="P8"><text:span text:style-name="T2"/></text:p>
      <text:p text:style-name="P8">The value of the if expression is either the value of its consequent or alternate expression, depending on whether the test expression evaluates to true or false:</text:p>
      <text:p text:style-name="P8"/>
      <text:p text:style-name="P8">(if test-exp consequent-exp alternate-exp)</text:p>
      <text:p text:style-name="P8"/>
      <text:p text:style-name="P8">The test expression is always evaluated first and only one of the consequent or alternate is evaluated. Note that IF “returns” a value in Scheme, like the ? operator in Java. </text:p>
      <text:p text:style-name="P8"/>
      <text:p text:style-name="P8">Nested IF expressions can be collapsed into a single cond expression of the form:</text:p>
      <text:p text:style-name="P8"/>
      <text:p text:style-name="P8">(cond [test0-exp consequent0-exp]</text:p>
      <text:p text:style-name="P8">[test1-exp consequent1-exp] ...)</text:p>
      <text:p text:style-name="P8"/>
      <text:p text:style-name="P8">This evaluates each test expression in turn. The value of the case expression is the value of the consequent expression corresponding to the first test that evaluates to true. It is an error if none of the expressions evaluate to true. The special expression “else” is equivalent to using “true” as a test expression. Note that only one of the consequents is ever evaluated. </text:p>
      <text:p text:style-name="P8"/>
      <text:p text:style-name="P8">Logical comparisons &gt;, &lt;, &gt;=, &lt;=, equals? are implemented as procedures. The logical AND and OR operations are implemented as special forms because, like IF, they only evaluate a subset of their arguments (sometimes). </text:p>
      <text:p text:style-name="P8"/>
      <text:p text:style-name="P8">(and arg0 arg1 ...)</text:p>
      <text:p text:style-name="P8">(or arg0 arg1 ...)</text:p>
      <text:p text:style-name="P8"/>
      <text:p text:style-name="P8">AND and OR each accept two or more arguments. They evaluate the first expression. For AND, if the first expression evaluates to false the value of the AND is false and the remaining arguments are not evaluated. Otherwise the value of the AND is the AND of the remaining values (i.e., each is evaluated in turn until one that is false is found). This is equivalent to the semantics of Java’s &amp;&amp; operator. OR is equivalent to Java’s || operator; it evaluates each argument until one that is true is found or the end is reached. </text:p>
      <text:p text:style-name="P8"/>
      <text:p text:style-name="P10"/>
      <text:p text:style-name="P10"><text:soft-page-break/>PROCEDURE DEFINITION</text:p>
      <text:p text:style-name="P10"/>
      <text:p text:style-name="P8">Unlike Java, scheme separates the creation of a procedure from binding it to a name. This means that you can create anonymous (unnamed) procedures. The LAMBDA expression creates a procedure: </text:p>
      <text:p text:style-name="P8"/>
      <text:p text:style-name="P8">(lambda (id0 id1 ...) body-exp)</text:p>
      <text:p text:style-name="P8"/>
      <text:p text:style-name="P8">Evaluating a LAMBDA expression produces a procedure. It does not execute the procedure. There may be zero or more identifiers; those are the formal parameters. The body of a procedure must be a single expression, which is the value that it “returns” when applied. Example of lambda expressions are:</text:p>
      <text:p text:style-name="P8"/>
      <text:p text:style-name="P8">(lambda (x) (+ x 1))</text:p>
      <text:p text:style-name="P8">(lambda (a b c) (if (&gt; a b) c b))</text:p>
      <text:p text:style-name="P8"/>
      <text:p text:style-name="P15">Dr. Scheme allows you to insert the λ character directly into your program and use it instead of typing “lambda”. I will also often write λ on the board as a shorthand. </text:p>
      <text:p text:style-name="P11"/>
      <text:p text:style-name="P11">PROCEDURE APPLICATION</text:p>
      <text:p text:style-name="P11"/>
      <text:p text:style-name="P9">An application expression contains one or more expressions, the first of which must evaluate to a procedure:</text:p>
      <text:p text:style-name="P9"/>
      <text:p text:style-name="P9">(proc-exp arg-exp0 arg-exp1 ...)</text:p>
      <text:p text:style-name="P9"/>
      <text:p text:style-name="P16">The value of an application expression is the return value of the procedure applied to those arguments. The order of evaluation of arguments in Scheme is undefined. </text:p>
      <text:p text:style-name="P9"/>
      <text:p text:style-name="P11">BINDING (let)</text:p>
      <text:p text:style-name="P11"/>
      <text:p text:style-name="P9">The value of LET expression is the evaluation of a body expression in a new environment where the specified variables are bound to the evaluation of corresponding expressions. Its syntax is:</text:p>
      <text:p text:style-name="P9"><text:s text:c="2"/></text:p>
      <text:p text:style-name="P9">(let</text:p>
      <text:p text:style-name="P9">([id0 exp0]</text:p>
      <text:p text:style-name="P9">[id1 exp1] ...)</text:p>
      <text:p text:style-name="P9">body-exp</text:p>
      <text:p text:style-name="P9">)</text:p>
      <text:p text:style-name="P9"/>
      <text:p text:style-name="P9"><text:soft-page-break/>Example:</text:p>
      <text:p text:style-name="P9">(let ([x (+ 1 0)] </text:p>
      <text:p text:style-name="P9">[y 2])</text:p>
      <text:p text:style-name="P9">(+ x y))</text:p>
      <text:p text:style-name="P9"/>
      <text:p text:style-name="P9">evaluates to 3. The expressions are evaluated in the environment outside the let expression. That is,</text:p>
      <text:p text:style-name="P9"/>
      <text:p text:style-name="P9">(let ([x 3])</text:p>
      <text:p text:style-name="P9">(let ([x 4]</text:p>
      <text:p text:style-name="P9">[y x])</text:p>
      <text:p text:style-name="P9">y))</text:p>
      <text:p text:style-name="P9"/>
      <text:p text:style-name="P9">Evaluates to 3.</text:p>
      <text:p text:style-name="P9"/>
      <text:p text:style-name="P9">The <text:span text:style-name="T2">LETREC expression</text:span> has the same structure as let, but evaluates the expressions in the new environment, which not only lets them refer to each other but allows recursive definitions, e.g.,</text:p>
      <text:p text:style-name="P9"/>
      <text:p text:style-name="P9">(letrec</text:p>
      <text:p text:style-name="P9">([factorial (lambda (x)</text:p>
      <text:p text:style-name="P9">(if (&gt; x 0)</text:p>
      <text:p text:style-name="P9">(* x (factorial (- x 1)))</text:p>
      <text:p text:style-name="P9">1)) ])</text:p>
      <text:p text:style-name="P9">(factorial 4))</text:p>
      <text:p text:style-name="P9"/>
      <text:p text:style-name="P9">evaluates to 24.</text:p>
      <text:p text:style-name="P9"/>
      <text:p text:style-name="P9"><text:tab/>There’s another binding expression called define. It is incredibly convenient, but theoretically inelegant. It has two forms: </text:p>
      <text:p text:style-name="P9"/>
      <text:p text:style-name="P9">(define identifier expression)</text:p>
      <text:p text:style-name="P9"/>
      <text:p text:style-name="P9">Creates a new identifier in the current environment and binds it to the value of the expression. This is sort-of (but not actually) like having a LET that wraps the entire rest of the program. The other syntax, </text:p>
      <text:p text:style-name="P9"/>
      <text:p text:style-name="P9">(define (proc-identifier id0 id1 ...) body-exp)</text:p>
      <text:p text:style-name="P9"/>
      <text:p text:style-name="P9">creates a procedure and binds it. It is semantically equivalent to:</text:p>
      <text:p text:style-name="P9"/>
      <text:p text:style-name="P16">(define proc-identifier (lambda (id0 id1 ...) body-exp))</text:p>
      <text:p text:style-name="P9"/>
      <text:p text:style-name="P14"><text:soft-page-break/><text:span text:style-name="T4">SOME PROCEDURES</text:span></text:p>
      <text:p text:style-name="P11"/>
      <text:p text:style-name="P9">(list a b c ...)</text:p>
      <text:p text:style-name="P9">Creates a linked list of the (zero or more) arguments.</text:p>
      <text:p text:style-name="P9"/>
      <text:p text:style-name="P9">(cons a L)</text:p>
      <text:p text:style-name="P9">Creates a new linked list node with a as the first value and L as the rest of the list.</text:p>
      <text:p text:style-name="P9"/>
      <text:p text:style-name="P9">(first L)</text:p>
      <text:p text:style-name="P9">(car L)</text:p>
      <text:p text:style-name="P9">Returns the first element of linked list L.</text:p>
      <text:p text:style-name="P9"/>
      <text:p text:style-name="P9">(rest L)</text:p>
      <text:p text:style-name="P9">(cdr L)</text:p>
      <text:p text:style-name="P9">Returns the second node of linked list L.</text:p>
      <text:p text:style-name="P9"/>
      <text:p text:style-name="P9">(second L)</text:p>
      <text:p text:style-name="P9">(cadr L)</text:p>
      <text:p text:style-name="P9">Returns the second element of linked list L.</text:p>
      <text:p text:style-name="P9"/>
      <text:p text:style-name="P9">(+ a b ...)</text:p>
      <text:p text:style-name="P9">Returns the sum of the (two or more) arguments. -, /, *, etc. all work as you might expect; see the reference documentation.</text:p>
      <text:p text:style-name="P9"/>
      <text:p text:style-name="P9">(not b)</text:p>
      <text:p text:style-name="P9">Returns the logical negation of boolean value b.</text:p>
      <text:p text:style-name="P9"/>
      <text:p text:style-name="P9">(eq? a b)</text:p>
      <text:p text:style-name="P9">Returns true if a and b are semantically pointers to the same value (like Java’s ==)</text:p>
      <text:p text:style-name="P9"/>
      <text:p text:style-name="P9">(equal? a b)</text:p>
      <text:p text:style-name="P9">Returns true if a and b have equivalent values (like Java’s equal method)</text:p>
      <text:p text:style-name="P9"/>
      <text:p text:style-name="P9">(procedure? a)</text:p>
      <text:p text:style-name="P9">(boolean? a)</text:p>
      <text:p text:style-name="P9">(number? a)</text:p>
      <text:p text:style-name="P9">(symbol? a)</text:p>
      <text:p text:style-name="P9">(string? a)</text:p>
      <text:p text:style-name="P9">(list? a)</text:p>
      <text:p text:style-name="P9">Each returns true if the argument expression has the appropriate type.</text:p>
      <text:p text:style-name="P9"/>
      <text:p text:style-name="P9"><text:soft-page-break/>(null? a)</text:p>
      <text:p text:style-name="P9">True if a is eq? to ‘()</text:p>
      <text:p text:style-name="P9"/>
      <text:p text:style-name="P9">(odd? a)</text:p>
      <text:p text:style-name="P9">(even? a)</text:p>
      <text:p text:style-name="P9">True if the number is odd (or even).</text:p>
      <text:p text:style-name="P9"/>
      <text:p text:style-name="P9">(append L0 L1 ...)</text:p>
      <text:p text:style-name="P9">Produce a new list that contains the elements of one or more lists that are the arguments. The last list is used as the tail of the resulting list (i.e., it is shared).</text:p>
      <text:p text:style-name="P9"/>
      <text:p text:style-name="P9">(map proc-exp L0 ...)</text:p>
      <text:p text:style-name="P9">Applies a procedure each element to one or more lists, producing a new list of the results.</text:p>
      <text:p text:style-name="P9"/>
      <text:p text:style-name="P9"/>
      <text:p text:style-name="P14">S<text:span text:style-name="T4">CHEME EXPRESSION DOMAIN BNF</text:span></text:p>
      <text:p text:style-name="P9"/>
      <text:p text:style-name="P9">The true Scheme BNF is given in R 6 RS. This is a subset, and I've simplified the number hierarchy and production grammar. For readability, I highlighted terminals instead of enclosing them in quotation marks. I've omitted the specification of where whitespace can occur; this introduces ambiguity but is helpful for most human readers. As is common practice, I'm using some regular expression shorthand to avoid introducing lots of helper productions for the cond and let clauses. The shorthand uses the following conventions:</text:p>
      <text:p text:style-name="P9"/>
      <text:p text:style-name="P9">[x] = zero or one x's</text:p>
      <text:p text:style-name="P9">(x) = same as x; just used for grouping</text:p>
      <text:p text:style-name="P9">x* = zero or more x's</text:p>
      <text:p text:style-name="P9">x + = one or more x's</text:p>
      <text:p text:style-name="P9"/>
      <text:p text:style-name="P9"><text:span text:style-name="T2">literals</text:span>:</text:p>
      <text:p text:style-name="P9"/>
      <text:p text:style-name="P9">&lt;bool&gt;</text:p>
      <text:p text:style-name="P9">&lt;id&gt;</text:p>
      <text:p text:style-name="P9">&lt;symbol&gt;</text:p>
      <text:p text:style-name="P9">&lt;digit&gt; ::= #t | #f</text:p>
      <text:p text:style-name="P9">::= &lt;letter&gt; (&lt;letter&gt; | &lt;digit&gt;)*</text:p>
      <text:p text:style-name="P9">::= ' &lt;id&gt;</text:p>
      <text:p text:style-name="P9">::= 0 | 1 | 2 | 3 | 4 | 5 | 6 | 7 | 8 | 9</text:p>
      <text:p text:style-name="P9">&lt;int&gt; ::= [ - | + ] &lt;digit&gt; +</text:p>
      <text:p text:style-name="P9">&lt;decimal&gt;</text:p>
      <text:p text:style-name="P9"><text:soft-page-break/>&lt;num&gt;</text:p>
      <text:p text:style-name="P9">&lt;list-lit&gt;</text:p>
      <text:p text:style-name="P9">&lt;list&gt;</text:p>
      <text:p text:style-name="P9">&lt;literal&gt; ::= &lt;int&gt; . &lt;digit&gt; +</text:p>
      <text:p text:style-name="P9">::= &lt;int&gt; | &lt;decimal&gt;</text:p>
      <text:p text:style-name="P9">::= &lt;id&gt; | &lt;num&gt; | &lt;bool&gt; | ( &lt;list-lit&gt;* )</text:p>
      <text:p text:style-name="P9">::= ' ( &lt;list-lit&gt;* )</text:p>
      <text:p text:style-name="P9">::= &lt;bool&gt; | &lt;num&gt; | &lt;symbol&gt; | &lt;list&gt;</text:p>
      <text:p text:style-name="P9"/>
      <text:p text:style-name="P9"><text:span text:style-name="T2">expressions</text:span>:</text:p>
      <text:p text:style-name="P9"/>
      <text:p text:style-name="P9">&lt;define-simple&gt; ::= ( define &lt;id&gt; &lt;exp&gt; )</text:p>
      <text:p text:style-name="P9">&lt;define-lambda&gt; ::= ( define ( &lt;id&gt; + ) &lt;exp&gt; )</text:p>
      <text:p text:style-name="P9">&lt;define&gt;</text:p>
      <text:p text:style-name="P9">::= &lt;define-simple&gt; | &lt;define-lambda&gt;</text:p>
      <text:p text:style-name="P9">&lt;variable&gt;</text:p>
      <text:p text:style-name="P9">::= &lt;id&gt; that is not a reserved word</text:p>
      <text:p text:style-name="P9">&lt;application&gt;</text:p>
      <text:p text:style-name="P9">&lt;if&gt;</text:p>
      <text:p text:style-name="P9">&lt;let&gt;</text:p>
      <text:p text:style-name="P9">&lt;letrec&gt;</text:p>
      <text:p text:style-name="P9">&lt;cond&gt;</text:p>
      <text:p text:style-name="P9">&lt;lambda&gt; ::= ( &lt;exp&gt; + )</text:p>
      <text:p text:style-name="P9">::= ( if &lt;exp&gt; &lt;exp&gt; &lt;exp&gt; )</text:p>
      <text:p text:style-name="P9">::= ( let ( ( ( &lt;id&gt; &lt;exp&gt; ) )* ) &lt;exp&gt; )</text:p>
      <text:p text:style-name="P9">::= ( letrec ( ( ( &lt;id&gt; &lt;exp&gt; ) )* ) &lt;exp&gt; )</text:p>
      <text:p text:style-name="P9">::= ( cond ( ( &lt;exp&gt; &lt;exp&gt; ) ) * [ ( else &lt;exp&gt; ) ] )</text:p>
      <text:p text:style-name="P9">::= ( lambda ( &lt;id&gt;* ) &lt;exp&gt; )</text:p>
      <text:p text:style-name="P9">&lt;exp&gt; ::=</text:p>
      <text:p text:style-name="P9">&lt;literal&gt; |</text:p>
      <text:p text:style-name="P9">&lt;variable&gt; |</text:p>
      <text:p text:style-name="P9">&lt;application&gt; |</text:p>
      <text:p text:style-name="P9">&lt;if&gt; |</text:p>
      <text:p text:style-name="P9">&lt;let&gt; |</text:p>
      <text:p text:style-name="P9">&lt;letrec&gt; |</text:p>
      <text:p text:style-name="P9">&lt;cond&gt; |</text:p>
      <text:p text:style-name="P9">&lt;define&gt; |</text:p>
      <text:p text:style-name="P9">&lt;lambda&gt;</text:p>
      <text:p text:style-name="P9"/>
      <text:p text:style-name="P9">("letter" in Scheme includes all ASCII characters except digits, parentheses, semi-colon, whitespace and period.)</text:p>
      <text:p text:style-name="P16"/>
      <text:p text:style-name="P9"/>
      <text:p text:style-name="P14"><text:soft-page-break/>S<text:span text:style-name="T4">CHEME VALUE DOMAIN</text:span></text:p>
      <text:p text:style-name="P14"/>
      <text:p text:style-name="P9">The Scheme value domain (that we've studied so far...) contains integers, reals, booleans, symbols, lists, and procedures. It can be expressed as a gammar simply by: </text:p>
      <text:p text:style-name="P9"/>
      <text:p text:style-name="P9">&lt;value&gt; ::= &lt;literal&gt; | &lt;proc&gt;</text:p>
      <text:p text:style-name="P9"/>
      <text:p text:style-name="P9">where &lt;proc&gt; is the type of an evaluated LAMBDA expression. Beware that we're being a little casual here with abstractions. From a software engineering perspective, there should be a stronger difference between a literal expression and the value that comes from it. However, for the purpose of creating a mathematical model of evaluation by "substitution" and a very straightforward interpreter, it is convenient to treat those as the same. </text:p>
      <text:p text:style-name="P9"/>
      <text:p text:style-name="P9"><text:tab/>Value domains can also be expressed in set notation. The Scheme value domain that we've studied so far looks like: </text:p>
      <text:p text:style-name="P9"/>
      <text:p text:style-name="P9">symbol = { 'a 'b 'c ... }</text:p>
      <text:p text:style-name="P9">number = integer ∪ real</text:p>
      <text:p text:style-name="P9"/>
      <text:p text:style-name="P9">simple-value = symbol ∪ number ∪ boolean</text:p>
      <text:p text:style-name="P9"/>
      <text:p text:style-name="P9">list 0 = {empty-list}</text:p>
      <text:p text:style-name="P9">list i = {simple-value} × list i-1</text:p>
      <text:p text:style-name="P9">list =list <text:span text:style-name="T5">U</text:span><text:span text:style-name="T5"><draw:frame draw:style-name="fr1" draw:name="Object1" text:anchor-type="as-char" svg:y="-0.377cm" svg:width="2.873cm" svg:height="0.467cm" draw:z-index="0"><draw:object xlink:href="./Object 1" xlink:type="simple" xlink:show="embed" xlink:actuate="onLoad"/><draw:image xlink:href="./ObjectReplacements/Object 1" xlink:type="simple" xlink:show="embed" xlink:actuate="onLoad"/></draw:frame></text:span></text:p>
      <text:p text:style-name="P9"/>
      <text:p text:style-name="P9">value = simple-value ∪ procedure</text:p>
      <text:p text:style-name="P9"/>
      <text:p text:style-name="P9">The ! ∪ means union; put together the elements from two sets, for example, {1, 2} ∪ {a, b} = {1, 2, a, b}. The big ∪ is like a summation for unions. In this case it means that "list" is the union of lists of length 1, lists of length 2, etc. Up to infinitely long lists. Note that lists of varying lengths were defined by a process similar to induction, which also follows the long way (i.e., without regular expressions) of defining integers and lists in the grammar. The × means product. In the context of sets, it defines a set that contains all combinations of one element from the left and one element from the right. For example, {1, 2} × {a, b} = {1a, 1b, 2a, 2b}.</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02:28:50.691956493</meta:creation-date>
    <meta:generator>LibreOffice/5.1.4.2$Linux_X86_64 LibreOffice_project/10m0$Build-2</meta:generator>
    <dc:date>2017-02-25T14:32:31.847115356</dc:date>
    <meta:editing-duration>PT1H3M10S</meta:editing-duration>
    <meta:editing-cycles>5</meta:editing-cycles>
    <meta:document-statistic meta:table-count="0" meta:image-count="0" meta:object-count="1" meta:page-count="10" meta:paragraph-count="205" meta:word-count="2315" meta:character-count="13325" meta:non-whitespace-character-count="11188"/>
  </office:meta>
</office:document-meta>
</file>

<file path=Object 1/content.xml><?xml version="1.0" encoding="utf-8"?>
<math xmlns="http://www.w3.org/1998/Math/MathML" display="block">
  <semantics>
    <mrow>
      <mi mathvariant="italic">rod</mi>
      <mrow>
        <mrow/>
        <mrow>
          <mi>i</mi>
          <mo stretchy="false">&lt;</mo>
          <mi mathvariant="italic">LIST</mi>
          <mo stretchy="false">&gt;</mo>
          <mrow/>
        </mrow>
      </mrow>
    </mrow>
    <annotation encoding="StarMath 5.0">rod from{i} &lt;LIST&gt; </annotation>
  </semantics>
</math>
</file>